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D6000001FE8B0D85889700EE79.pdf" manifest:media-type="application/pdf"/>
  <manifest:file-entry manifest:full-path="Pictures/10000000000003D6000001FE9789FB521CAFAEC7.png" manifest:media-type="image/png"/>
  <manifest:file-entry manifest:full-path="Pictures/1000000000000319000001B2F8A9D47D56EE5FE9.pdf" manifest:media-type="application/pdf"/>
  <manifest:file-entry manifest:full-path="Pictures/1000000000000319000001B27D98E94F68992F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919cm" svg:height="10.9cm" svg:x="21.6cm" svg:y="0.1cm">
          <draw:image xlink:href="Pictures/1000000000000319000001B2F8A9D47D56EE5FE9.pdf" xlink:type="simple" xlink:show="embed" xlink:actuate="onLoad">
            <text:p/>
          </draw:image>
          <draw:image xlink:href="Pictures/1000000000000319000001B27D98E94F68992FE7.png" xlink:type="simple" xlink:show="embed" xlink:actuate="onLoad"/>
        </draw:frame>
        <draw:frame draw:style-name="gr1" draw:text-style-name="P1" draw:layer="layout" svg:width="20.59cm" svg:height="10.693cm" svg:x="0.3cm" svg:y="0.107cm">
          <draw:image xlink:href="Pictures/10000000000003D6000001FE8B0D85889700EE79.pdf" xlink:type="simple" xlink:show="embed" xlink:actuate="onLoad">
            <text:p/>
          </draw:image>
          <draw:image xlink:href="Pictures/10000000000003D6000001FE9789FB521CAFAEC7.png" xlink:type="simple" xlink:show="embed" xlink:actuate="onLoad"/>
        </draw:frame>
        <draw:frame draw:style-name="gr2" draw:text-style-name="P2" draw:layer="layout" svg:width="14.9cm" svg:height="1.7cm" svg:x="2.6cm" svg:y="11.3cm">
          <draw:text-box>
            <text:p><text:span text:style-name="T1">(a) </text:span>Repetitions with periodic FMM up to level 0</text:p>
          </draw:text-box>
        </draw:frame>
        <draw:frame draw:style-name="gr2" draw:text-style-name="P2" draw:layer="layout" svg:width="14.9cm" svg:height="1.7cm" svg:x="24.1cm" svg:y="11.3cm">
          <draw:text-box>
            <text:p>(b) Repetitions with periodic FMM up to level -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1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1T15:00:01.058539248</meta:creation-date>
    <dc:date>2020-04-07T11:22:14.605524341</dc:date>
    <meta:editing-duration>PT4M3S</meta:editing-duration>
    <meta:editing-cycles>3</meta:editing-cycles>
    <meta:generator>LibreOffice/6.0.7.3$Linux_X86_64 LibreOffice_project/00m0$Build-3</meta:generator>
    <meta:document-statistic meta:object-count="4"/>
  </office:meta>
</office:document-meta>
</file>